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office:automatic-styles>
  <office:body>
    <office:text text:use-soft-page-breaks="true">
      <text:p text:style-name="P1">Lab 1</text:p>
      <text:p text:style-name="P2"/>
      <text:p text:style-name="Normal">Exercise 1</text:p>
      <text:p text:style-name="Normal">Webmd<text:s/>- The<text:s/>site offers a lot of links and advice to the specific subject that it is<text:s/>shown but<text:s/>it is over complicated by the use of words with no pictures.<text:s/>It displays a lot of key words that jump on the user to tell them what to press or key interest points. But overall the website it putting to many messages and information for the user to process in at one glance</text:p>
      <text:p text:style-name="Normal">Book depository – <text:s/>The webisite over all has a bad layout because it is showing way to much information to the user and giving them little room to reflect on what they are showing, for example the website shows rows and rows of books without any space, this leads the website to feel cramped and over flowing with information that the user can not comprehend, The website isn’t well made in the sense that is doesn’t identically look the same on different devices.</text:p>
      <text:p text:style-name="Normal">Wired – <text:s/>The websites overall layout is simple for the user to identify as it has a lot of sections that are specific to what they offer, for example it has a section on what the top stories are in the current time. They also have a section that is has specific sections that you as a user are interested in as in you pick what section of the website you want to look at, whether it is the from gear, culture or science.</text:p>
      <text:p text:style-name="Normal"/>
      <text:p text:style-name="Normal">Exercise 3</text:p>
      <text:p text:style-name="Normal">Webmd—The website is better written but is still missing some key aspects to make it a accessible website for example it is missing a header that tells the user what the webite is, This is benefitical because without it, the crawlers wont be able to find what the website is</text:p>
      <text:p text:style-name="Normal">Bookdepository – This website has a lot of contradicting issues in the sense that is isn’t very clear to understand what <text:s/>you are ment to press, also the user is shown several contrasting colors and it doesn’t make it clear to read the text that is highlighted inside of it.</text:p>
      <text:p text:style-name="Normal"/>
      <text:p text:style-name="Normal">Wired – The website has <text:s/>several notable errors in that it is missing a few key features that are required for a accessible website</text:p>
      <text:p text:style-name="Normal"/>
      <text:p text:style-name="Normal">Exercise 4 –<text:s/></text:p>
      <text:p text:style-name="Normal">Book Depository – The webite is easy to view on a higher/ medium range phone but the smaller the screen quality the less information that can be shown on the display without causing issues to the user.</text:p>
      <text:p text:style-name="Normal">Readiness score – 2.95/5</text:p>
      <text:p text:style-name="Normal">Major fails -- 6</text:p>
      <text:p text:style-name="Normal">Minor fails – 8</text:p>
      <text:soft-page-break/>
      <text:p text:style-name="Normal">Passes -- 24</text:p>
      <text:p text:style-name="Normal"/>
      <text:p text:style-name="Normal">Webmd -- <text:s/>This website is completely broken on the lower end phone but it some what functional on highend/medium end it has a lot of issues with sizing of the displays.</text:p>
      <text:p text:style-name="Normal">Readiness score – 3.96 /5</text:p>
      <text:p text:style-name="Normal">Major fails -- 2</text:p>
      <text:p text:style-name="Normal">Minor fails -- 3</text:p>
      <text:p text:style-name="Normal">Passes -- <text:s/>33</text:p>
      <text:p text:style-name="Normal"/>
      <text:p text:style-name="Normal">Wire – <text:s/>This program runs on all phones but doesn’t display any images, Only displays the website site map</text:p>
      <text:p text:style-name="Normal">Readiness score – 2.03/5</text:p>
      <text:p text:style-name="Normal">Major fails -- 8</text:p>
      <text:p text:style-name="Normal">Minor fails -- 9</text:p>
      <text:p text:style-name="Normal">Passes -- <text:s/>21</text:p>
      <text:p text:style-name="Normal">https://ready.mobi/#1482742-3bw1</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ltan .</meta:initial-creator>
    <dc:creator>Sultan .</dc:creator>
    <meta:creation-date>2020-01-28T16:32:00Z</meta:creation-date>
    <dc:date>2020-01-28T17:11:00Z</dc:date>
    <meta:template xlink:href="Normal" xlink:type="simple"/>
    <meta:editing-cycles>3</meta:editing-cycles>
    <meta:editing-duration>PT2340S</meta:editing-duration>
    <meta:document-statistic meta:page-count="2" meta:paragraph-count="5" meta:word-count="406" meta:character-count="2716" meta:row-count="19" meta:non-whitespace-character-count="2315"/>
  </office:meta>
</office:document-meta>
</file>